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7cm" table:align="margins" style:shadow="none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background-color="#eeeeee" fo:padding="0.097cm" fo:border="none">
        <style:background-image/>
      </style:table-cell-properties>
    </style:style>
    <style:style style:name="表格2" style:family="table">
      <style:table-properties style:width="17cm" table:align="margins" style:shadow="none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background-color="#eeeeee" fo:padding="0.097cm" fo:border="none">
        <style:background-image/>
      </style:table-cell-properties>
    </style:style>
    <style:style style:name="表格3" style:family="table">
      <style:table-properties style:width="17cm" table:align="margins" style:shadow="none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background-color="#eeeeee" fo:padding="0.097cm" fo:border="none">
        <style:background-image/>
      </style:table-cell-properties>
    </style:style>
    <style:style style:name="表格4" style:family="table">
      <style:table-properties style:width="17cm" table:align="margins" style:shadow="none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background-color="#eeeeee" fo:padding="0.097cm" fo:border="none">
        <style:background-image/>
      </style:table-cell-properties>
    </style:style>
    <style:style style:name="表格5" style:family="table">
      <style:table-properties style:width="17cm" table:align="margins" style:shadow="none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background-color="#eeeeee" fo:padding="0.097cm" fo:border="none">
        <style:background-image/>
      </style:table-cell-properties>
    </style:style>
    <style:style style:name="表格6" style:family="table">
      <style:table-properties style:width="17cm" table:align="margins" style:shadow="none"/>
    </style:style>
    <style:style style:name="表格6.A" style:family="table-column">
      <style:table-column-properties style:column-width="17cm" style:rel-column-width="65535*"/>
    </style:style>
    <style:style style:name="表格6.A1" style:family="table-cell">
      <style:table-cell-properties fo:background-color="#eeeeee" fo:padding="0.097cm" fo:border="none">
        <style:background-image/>
      </style:table-cell-properties>
    </style:style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>
      <style:text-properties fo:font-size="12pt" officeooo:paragraph-rsid="00154537" style:font-size-asian="12pt" style:font-size-complex="12pt"/>
    </style:style>
    <style:style style:name="P3" style:family="paragraph" style:parent-style-name="Text_20_body">
      <style:text-properties fo:font-size="12pt" officeooo:paragraph-rsid="0018b61f" style:font-size-asian="12pt" style:font-size-complex="12pt"/>
    </style:style>
    <style:style style:name="P4" style:family="paragraph" style:parent-style-name="Text_20_body">
      <style:text-properties fo:font-size="12pt" officeooo:paragraph-rsid="001a5445" style:font-size-asian="12pt" style:font-size-complex="12pt"/>
    </style:style>
    <style:style style:name="P5" style:family="paragraph" style:parent-style-name="Text_20_body">
      <style:text-properties fo:font-size="12pt" officeooo:paragraph-rsid="001ab431" style:font-size-asian="12pt" style:font-size-complex="12pt"/>
    </style:style>
    <style:style style:name="P6" style:family="paragraph" style:parent-style-name="Text_20_body">
      <style:text-properties fo:font-size="12pt" officeooo:paragraph-rsid="001b2ebd" style:font-size-asian="12pt" style:font-size-complex="12pt"/>
    </style:style>
    <style:style style:name="P7" style:family="paragraph" style:parent-style-name="Text_20_body">
      <style:text-properties fo:font-size="12pt" officeooo:paragraph-rsid="001c2a67" style:font-size-asian="12pt" style:font-size-complex="12pt"/>
    </style:style>
    <style:style style:name="P8" style:family="paragraph" style:parent-style-name="Text_20_body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text-properties officeooo:paragraph-rsid="00154537"/>
    </style:style>
    <style:style style:name="P11" style:family="paragraph" style:parent-style-name="Text_20_body">
      <style:text-properties officeooo:paragraph-rsid="001c2a67"/>
    </style:style>
    <style:style style:name="P12" style:family="paragraph" style:parent-style-name="Table_20_Contents">
      <style:text-properties fo:font-size="12pt" officeooo:rsid="0018b61f" officeooo:paragraph-rsid="0018b61f" style:font-size-asian="12pt" style:font-size-complex="12pt"/>
    </style:style>
    <style:style style:name="P13" style:family="paragraph" style:parent-style-name="Table_20_Contents">
      <style:text-properties fo:font-size="12pt" officeooo:rsid="001934c6" officeooo:paragraph-rsid="001934c6" style:font-size-asian="12pt" style:font-size-complex="12pt"/>
    </style:style>
    <style:style style:name="P14" style:family="paragraph" style:parent-style-name="Table_20_Contents">
      <style:text-properties fo:font-size="12pt" officeooo:rsid="001a2cb3" officeooo:paragraph-rsid="001a2cb3" style:font-size-asian="12pt" style:font-size-complex="12pt"/>
    </style:style>
    <style:style style:name="P15" style:family="paragraph" style:parent-style-name="Table_20_Contents">
      <style:text-properties fo:font-size="12pt" officeooo:rsid="001a5445" officeooo:paragraph-rsid="001a5445" style:font-size-asian="12pt" style:font-size-complex="12pt"/>
    </style:style>
    <style:style style:name="P16" style:family="paragraph" style:parent-style-name="Table_20_Contents">
      <style:text-properties fo:font-size="12pt" officeooo:rsid="001ab431" officeooo:paragraph-rsid="001ab431" style:font-size-asian="12pt" style:font-size-complex="12pt"/>
    </style:style>
    <style:style style:name="T1" style:family="text">
      <style:text-properties officeooo:rsid="00154537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c2a67" style:font-size-asian="12pt" style:font-size-complex="12pt"/>
    </style:style>
    <style:style style:name="T4" style:family="text">
      <style:text-properties officeooo:rsid="0018b61f"/>
    </style:style>
    <style:style style:name="T5" style:family="text">
      <style:text-properties officeooo:rsid="001934c6"/>
    </style:style>
    <style:style style:name="T6" style:family="text">
      <style:text-properties officeooo:rsid="001a2cb3"/>
    </style:style>
    <style:style style:name="T7" style:family="text">
      <style:text-properties officeooo:rsid="001a5445"/>
    </style:style>
    <style:style style:name="T8" style:family="text">
      <style:text-properties officeooo:rsid="001ab431"/>
    </style:style>
    <style:style style:name="T9" style:family="text">
      <style:text-properties officeooo:rsid="001ab6fd"/>
    </style:style>
    <style:style style:name="T10" style:family="text">
      <style:text-properties officeooo:rsid="001b2ebd"/>
    </style:style>
    <style:style style:name="T11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2" style:family="text">
      <style:text-properties officeooo:rsid="001c2a67"/>
    </style:style>
    <style:style style:name="T13" style:family="text">
      <style:text-properties officeooo:rsid="001d29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详细说明</text:h>
      <text:p text:style-name="P2"><text:tab/>QList类是一个提供列表的模板类。</text:p>
      <text:p text:style-name="P1"><text:tab/>QList &lt;T&gt;是Qt通用容器类之一。它存储值的列表，并提供快速的基于索引的访问，以及快速的插入和删除。</text:p>
      <text:p text:style-name="P1"><text:tab/>QList &lt;T&gt;，QLinkedList &lt;T&gt;和QVector &lt;T&gt;提供类似的功能。下面是一个概述：</text:p>
      <text:list xml:id="list4335870148296517143" text:style-name="L1">
        <text:list-item>
          <text:p text:style-name="P10"><text:span text:style-name="T2">在大多数情况下，QList是正确的类来使用。其基于索引的API是比QLinkedList的迭代器的API更方便，这通常比QVector更快，因为它在内存中保存值。对它进行扩展时代码量也少。</text:span></text:p>
        </text:list-item>
        <text:list-item>
          <text:p text:style-name="P9"><text:span text:style-name="T2">如果你需要一个真正的链接列表，以固定的时间插入在列表的中间和迭代项目，而不是索引，你应该使用QLinkedList。</text:span></text:p>
        </text:list-item>
        <text:list-item>
          <text:p text:style-name="P9"><text:span text:style-name="T2">如果你需要的产品占据相邻的存储位置，使用QVector。</text:span></text:p>
        </text:list-item>
      </text:list>
      <text:p text:style-name="P2"><text:tab/>在内部，QList &lt;T&gt;被表示为指针的数组。如果T本身是指针型或不超过指针的基本类型是，或者如果T是<text:span text:style-name="T1">Qt</text:span>的共享类的，则QList &lt;T&gt;直接在指针数组中直接存储指针。对于<text:span text:style-name="T1">1000个以下的项目</text:span>，这个数组允许在中间非常快的插入，并且它允许基于索引的访问。此外，像<text:span text:style-name="T1">prepend</text:span>()和<text:span text:style-name="T1">append</text:span>()这样的操作是非常快的，因为QList在其内部阵列的两端预先分配存储器。 （见算法复杂度的详细信息。）但是请注意，对于那些大于一个指针的非共享列表项目，每个追加或新项目的插入需要在堆上分配的新项目，而这会使每个项目分配做大量的追加或插入，QVector其在单个堆项目分配内存的情况下更好的选择。</text:p>
      <text:p text:style-name="P3"><text:tab/>请注意，内部阵列只有永远变大。它永远不会收缩。当一个列表被分配给另一个 时，内部数组由析构和由赋值运算释放。</text:p>
      <text:p text:style-name="P1"><text:tab/>这里有一个QList存储整数和QList存储QDATE值的例子：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2">QList&lt;int&gt; integerList;</text:p>
            <text:p text:style-name="P12">QList&lt;QDate&gt; dateList;</text:p>
          </table:table-cell>
        </table:table-row>
      </table:table>
      <text:p text:style-name="P1"/>
      <text:p text:style-name="P3"><text:tab/>Qt包括继承自QList &lt;QString&gt;的QStringList类，并增加了一些函数，如QStringList:: join()方法和QStringList::<text:span text:style-name="T4">filter</text:span>()。 <text:s/>Qstring::<text:span text:style-name="T4">split</text:span>()从<text:span text:style-name="T4">strings中</text:span>创建字符串QStringLists。</text:p>
      <text:p text:style-name="P1"><text:tab/>QList存储项目列表。默认的构造函数创建一个空列表。为了将项目插入列表，你可以使用操作符&lt;&lt;()：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2">QList&lt;QString&gt; list;</text:p>
            <text:p text:style-name="P12">list &lt;&lt; "one" &lt;&lt; "two" &lt;&lt; "three";</text:p>
            <text:p text:style-name="P12">// list: ["one", "two", "three"]</text:p>
          </table:table-cell>
        </table:table-row>
      </table:table>
      <text:p text:style-name="P1"/>
      <text:p text:style-name="P1"><text:tab/>QList提供这些基本函数去添加，移动，删除项目<text:span text:style-name="T5">insert</text:span>()，<text:span text:style-name="T5">replace</text:span>()，removeAt()，<text:span text:style-name="T5">move</text:span>()和swap()。此外，它提供了以下函数：<text:soft-page-break/><text:span text:style-name="T5">append</text:span>()，<text:span text:style-name="T5">prepend</text:span>()，removeFirst()，和removeLast()。</text:p>
      <text:p text:style-name="P1"><text:tab/>QList使用基于0的索引，就像C ++的数组。为访问特定索引位置的项目，你可以使用操作符[]()。在非const的列表，[]()返回一个参考项，并且可以在一个赋值的左边使用：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3">if (list[0] == "Bob")</text:p>
            <text:p text:style-name="P13"><text:s text:c="4"/>list[0] = "Robert";</text:p>
          </table:table-cell>
        </table:table-row>
      </table:table>
      <text:p text:style-name="P1"/>
      <text:p text:style-name="P1"><text:tab/>因为QList被实现为一个指针数组，这种操作是非常快的（固定时间）。对于只读访问，另一种语法是使用<text:span text:style-name="T6">at</text:span>()：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14">for (int i = 0; i &lt; list.size(); ++i) {</text:p>
            <text:p text:style-name="P14"><text:s text:c="4"/>if (list.at(i) == "Jane")</text:p>
            <text:p text:style-name="P14"><text:s text:c="8"/>cout &lt;&lt; "Found Jane at position " &lt;&lt; i &lt;&lt; endl;</text:p>
            <text:p text:style-name="P14">}</text:p>
          </table:table-cell>
        </table:table-row>
      </table:table>
      <text:p text:style-name="P1"/>
      <text:p text:style-name="P1"><text:tab/><text:span text:style-name="T7">at</text:span>()比operator []()更快，因为它不会导致深层复制发生。</text:p>
      <text:p text:style-name="P4"><text:tab/>一个常见的需求是从列表中删除项目，并用它进行一些操作。对于这一点，QList提供takeAt()，takeFirst()，和takeLast()。下面是从列表中移除一个项目的一个循环：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15">QList&lt;QWidget *&gt; list;</text:p>
            <text:p text:style-name="P15">...</text:p>
            <text:p text:style-name="P15">while (!list.isEmpty())</text:p>
            <text:p text:style-name="P15"><text:s text:c="4"/>delete list.takeFirst();</text:p>
          </table:table-cell>
        </table:table-row>
      </table:table>
      <text:p text:style-name="P1"/>
      <text:p text:style-name="P5"><text:tab/>在列表的任何一端插入和删除的非常快的（在大多数情况下是固定时间），因为QList预先分配的额外的空间在其两侧缓冲。</text:p>
      <text:p text:style-name="P5"><text:tab/>如果你想找到列表中的某个特定值，使用的indexOf()或lastIndexOf()。前者向前搜索从给定的索引位置，后者的搜索开始向后。如果他们找到<text:span text:style-name="T8">，</text:span>这两个返回匹配项的索引<text:span text:style-name="T8">；</text:span>否则，返回-1。例如：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P16">int i = list.indexOf("Jane");</text:p>
            <text:p text:style-name="P16">if (i != -1)</text:p>
            <text:p text:style-name="P16"><text:s text:c="4"/>cout &lt;&lt; "First occurrence of Jane is at position " &lt;&lt; i &lt;&lt; endl;</text:p>
          </table:table-cell>
        </table:table-row>
      </table:table>
      <text:p text:style-name="P1"/>
      <text:p text:style-name="P1"><text:tab/>如果你只是想检查列表是否包含某个特定的值，使用<text:span text:style-name="T9">contains</text:span>()。如果您想了解某个特定值出现在列表中多少次，使用<text:span text:style-name="T9">count</text:span>()。如果你想更换另一特定值的所有事件，使用<text:span text:style-name="T9">replace</text:span>()。</text:p>
      <text:p text:style-name="P1"><text:tab/>QList的值类型必须是可分配的数据类型。这涵盖了常用的大多数数据类型，但编译器不会让你，例如，存储一个QWidget作为值<text:span text:style-name="T10">；</text:span>相反，存储一个QWidget *。一些函数有额外的要求<text:span text:style-name="T10">；</text:span>例如，indexOf()和lastIndexOf()希望值类型支持操作符==()。这些要求都记录在每<text:soft-page-break/>个功能的基础。</text:p>
      <text:p text:style-name="P6"><text:tab/>像其他容器类一样，QList提供了Java风格的迭代器（QListIterator和QMutableListIterator）和STL风格的迭代器（QList ::<text:span text:style-name="T10">const_iterator和</text:span>QList ::<text:span text:style-name="T10">iterator）</text:span>。在实践中，这些很少使用，因为你可以使用索引。QList直接基于索引的访问的方式和使用迭代器一样快。</text:p>
      <text:p text:style-name="P11"><text:span text:style-name="T2"><text:tab/>QList不支持插入</text:span><text:span text:style-name="T3">、</text:span>prepending<text:span text:style-name="T12">、</text:span><text:span text:style-name="T2">追加或</text:span>replacing<text:span text:style-name="T2">。这样做会导致应用程序中止并显示错误消息。</text:span></text:p>
      <text:p text:style-name="P7"><text:tab/>为了使QList尽可能高效，它的成员函数在使用前不验证它们的输入。除了isEmpty()，成员函数总是假定列表不为空。成员函数，把索引值作为参数总是以为自己的索引值参数在有效范围内。这意味着的QList成员函数可能会失败。编译时，如果定义QT_NO_DEBUG，故障不会被检测到。如果没有定义QT_NO_DEBUG，故障将利用Q_ASSERT()或Q_ASSERT_X()用适当的消息来检测。</text:p>
      <text:p text:style-name="P7"><text:tab/>为了避免列表为空，调用其他成员函数之前调用isEmpty()。如果你必须传递可能不在有效范围内 一个索引值，检查它是否小于<text:span text:style-name="T12">size</text:span>()但又不小于0。</text:p>
      <text:p text:style-name="P8">更多会员</text:p>
      <text:p text:style-name="P1"><text:tab/>如果T是一个QByteArray，这个类有一对更多的成员可以使用。请参阅QByteArrayList的文档获取更多信息。</text:p>
      <text:p text:style-name="P1"><text:tab/>如果T是QString，这个类具有以下附加成员：<text:span text:style-name="T13">filter</text:span>，<text:span text:style-name="T13">join</text:span>，removeDuplicates，<text:span text:style-name="T13">sort</text:span>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1T15:26:22.069100211</meta:creation-date>
    <meta:generator>LibreOffice/4.2.8.2$Linux_X86_64 LibreOffice_project/420m0$Build-2</meta:generator>
    <dc:date>2015-12-21T16:23:23.640489147</dc:date>
    <meta:editing-duration>PT40M32S</meta:editing-duration>
    <meta:editing-cycles>10</meta:editing-cycles>
    <meta:document-statistic meta:table-count="6" meta:image-count="0" meta:object-count="0" meta:page-count="3" meta:paragraph-count="46" meta:word-count="1667" meta:character-count="2800" meta:non-whitespace-character-count="2660"/>
  </office:meta>
</office:document-meta>
</file>